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Hyperlink</text:h>
      <text:p text:style-name="Text_20_body">Before <text:a xlink:type="simple" xlink:href="http://odt2dtbook.sf.net/"><text:span text:style-name="T2">http://odt2dtbook.sf.net/</text:span></text:a> after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6:30:30</meta:creation-date>
    <dc:date>2009-06-23T19:11:31</dc:date>
    <dc:creator>Vincent Spiewak</dc:creator>
    <meta:editing-duration>PT00H08M27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1" meta:paragraph-count="2" meta:word-count="5" meta:character-count="57"/>
  </office:meta>
</office:document-meta>
</file>